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2.125cm" style:rel-column-width="8191*"/>
    </style:style>
    <style:style style:name="Tabla1.B" style:family="table-column">
      <style:table-column-properties style:column-width="2.125cm" style:rel-column-width="8192*"/>
    </style:style>
    <style:style style:name="Tabla1.H" style:family="table-column">
      <style:table-column-properties style:column-width="2.125cm" style:rel-column-width="8193*"/>
    </style:style>
    <style:style style:name="Tabla1.A1" style:family="table-cell">
      <style:table-cell-properties fo:padding="0.097cm" fo:border-left="0.05pt solid #000000" fo:border-right="none" fo:border-top="0.05pt solid #000000" fo:border-bottom="0.05pt solid #000000"/>
    </style:style>
    <style:style style:name="Tabla1.H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H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2.429cm" style:rel-column-width="9361*"/>
    </style:style>
    <style:style style:name="Tabla2.B" style:family="table-column">
      <style:table-column-properties style:column-width="2.429cm" style:rel-column-width="9362*"/>
    </style:style>
    <style:style style:name="Tabla2.G" style:family="table-column">
      <style:table-column-properties style:column-width="2.429cm" style:rel-column-width="9364*"/>
    </style:style>
    <style:style style:name="Tabla2.A1" style:family="table-cell">
      <style:table-cell-properties fo:padding="0.097cm" fo:border-left="0.05pt solid #000000" fo:border-right="none" fo:border-top="0.05pt solid #000000" fo:border-bottom="0.05pt solid #000000"/>
    </style:style>
    <style:style style:name="Tabla2.G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G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2.125cm" style:rel-column-width="8191*"/>
    </style:style>
    <style:style style:name="Table3.H" style:family="table-column">
      <style:table-column-properties style:column-width="2.127cm" style:rel-column-width="8198*"/>
    </style:style>
    <style:style style:name="Table3.A1" style:family="table-cell">
      <style:table-cell-properties fo:padding="0.097cm" fo:border-left="0.05pt solid #000000" fo:border-right="none" fo:border-top="0.05pt solid #000000" fo:border-bottom="0.05pt solid #000000"/>
    </style:style>
    <style:style style:name="Table3.H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H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text-position="sub 58%" style:font-name="Verdana" fo:font-size="14pt" officeooo:rsid="00131b8f" officeooo:paragraph-rsid="001a84c5" style:font-size-asian="14pt" style:font-size-complex="14pt"/>
    </style:style>
    <style:style style:name="P2" style:family="paragraph" style:parent-style-name="Standard">
      <style:text-properties style:text-position="sub 58%" style:font-name="Verdana" fo:font-size="14pt" officeooo:rsid="000bd3c3" officeooo:paragraph-rsid="000bcb69" style:font-size-asian="14pt" style:font-size-complex="14pt"/>
    </style:style>
    <style:style style:name="P3" style:family="paragraph" style:parent-style-name="Standard">
      <style:text-properties style:font-name="Verdana" fo:font-size="16pt" fo:font-weight="bold" officeooo:rsid="000bcb69" officeooo:paragraph-rsid="000bcb69" style:font-size-asian="16pt" style:font-weight-asian="bold" style:font-size-complex="16pt" style:font-weight-complex="bold"/>
    </style:style>
    <style:style style:name="P4" style:family="paragraph" style:parent-style-name="Standard">
      <style:text-properties style:font-name="Verdana" fo:font-size="14pt" officeooo:rsid="000bcb69" officeooo:paragraph-rsid="000bcb69" style:font-size-asian="14pt" style:font-size-complex="14pt"/>
    </style:style>
    <style:style style:name="P5" style:family="paragraph" style:parent-style-name="Standard">
      <style:text-properties style:font-name="Verdana" fo:font-size="14pt" officeooo:rsid="000bcb69" officeooo:paragraph-rsid="0011c3f1" style:font-size-asian="14pt" style:font-size-complex="14pt"/>
    </style:style>
    <style:style style:name="P6" style:family="paragraph" style:parent-style-name="Standard">
      <style:text-properties style:font-name="Verdana" fo:font-size="14pt" officeooo:paragraph-rsid="000c1ea4" style:font-size-asian="14pt" style:font-size-complex="14pt"/>
    </style:style>
    <style:style style:name="P7" style:family="paragraph" style:parent-style-name="Standard">
      <style:text-properties style:font-name="Verdana" fo:font-size="14pt" officeooo:rsid="000c1ea4" officeooo:paragraph-rsid="000c1ea4" style:font-size-asian="14pt" style:font-size-complex="14pt"/>
    </style:style>
    <style:style style:name="P8" style:family="paragraph" style:parent-style-name="Standard">
      <style:text-properties style:font-name="Verdana" fo:font-size="14pt" officeooo:rsid="000d424e" officeooo:paragraph-rsid="000eb542" style:font-size-asian="14pt" style:font-size-complex="14pt"/>
    </style:style>
    <style:style style:name="P9" style:family="paragraph" style:parent-style-name="Standard">
      <style:text-properties style:text-position="0% 100%" style:font-name="Verdana" fo:font-size="14pt" officeooo:rsid="0010adcb" officeooo:paragraph-rsid="000bcb69" style:font-size-asian="14pt" style:font-size-complex="14pt"/>
    </style:style>
    <style:style style:name="P10" style:family="paragraph" style:parent-style-name="Standard">
      <style:text-properties style:text-position="0% 100%" style:font-name="Verdana" fo:font-size="14pt" officeooo:rsid="00131b8f" officeooo:paragraph-rsid="001a84c5" style:font-size-asian="14pt" style:font-size-complex="14pt"/>
    </style:style>
    <style:style style:name="P11" style:family="paragraph" style:parent-style-name="Standard">
      <style:text-properties style:text-position="0% 100%" style:font-name="Verdana" fo:font-size="14pt" officeooo:rsid="000bd3c3" officeooo:paragraph-rsid="000bd3c3" style:font-size-asian="14pt" style:font-size-complex="14pt"/>
    </style:style>
    <style:style style:name="P12" style:family="paragraph" style:parent-style-name="Standard">
      <style:text-properties style:text-position="0% 100%" style:font-name="Verdana" fo:font-size="14pt" officeooo:rsid="000c1ea4" officeooo:paragraph-rsid="000c1ea4" style:font-size-asian="14pt" style:font-size-complex="14pt"/>
    </style:style>
    <style:style style:name="P13" style:family="paragraph" style:parent-style-name="Standard">
      <style:text-properties style:text-position="0% 100%" style:font-name="Verdana" fo:font-size="14pt" officeooo:rsid="000d424e" officeooo:paragraph-rsid="000d424e" style:font-size-asian="14pt" style:font-size-complex="14pt"/>
    </style:style>
    <style:style style:name="P14" style:family="paragraph" style:parent-style-name="Standard">
      <style:text-properties style:text-position="0% 100%" style:font-name="Verdana" fo:font-size="14pt" officeooo:rsid="000d424e" officeooo:paragraph-rsid="000eb542" style:font-size-asian="14pt" style:font-size-complex="14pt"/>
    </style:style>
    <style:style style:name="P15" style:family="paragraph" style:parent-style-name="Standard">
      <style:text-properties style:text-position="0% 100%" style:font-name="Verdana" fo:font-size="14pt" officeooo:rsid="000eb542" officeooo:paragraph-rsid="000eb542" style:font-size-asian="14pt" style:font-size-complex="14pt"/>
    </style:style>
    <style:style style:name="P16" style:family="paragraph" style:parent-style-name="Standard">
      <style:paragraph-properties fo:margin-left="1.251cm" fo:margin-right="0cm" fo:text-indent="0cm" style:auto-text-indent="false"/>
      <style:text-properties style:font-name="Verdana" fo:font-size="14pt" officeooo:rsid="000bcb69" officeooo:paragraph-rsid="000bcb69" style:font-size-asian="14pt" style:font-size-complex="14pt"/>
    </style:style>
    <style:style style:name="P17" style:family="paragraph" style:parent-style-name="Standard">
      <style:paragraph-properties fo:margin-left="1.251cm" fo:margin-right="0cm" fo:text-indent="0cm" style:auto-text-indent="false"/>
      <style:text-properties style:font-name="Verdana" fo:font-size="14pt" officeooo:rsid="000bcb69" officeooo:paragraph-rsid="0011c3f1" style:font-size-asian="14pt" style:font-size-complex="14pt"/>
    </style:style>
    <style:style style:name="P18" style:family="paragraph" style:parent-style-name="Standard">
      <style:paragraph-properties fo:margin-left="1.251cm" fo:margin-right="0cm" fo:text-indent="0cm" style:auto-text-indent="false"/>
      <style:text-properties style:font-name="Verdana" fo:font-size="14pt" officeooo:rsid="000bcb69" officeooo:paragraph-rsid="001ba6ba" style:font-size-asian="14pt" style:font-size-complex="14pt"/>
    </style:style>
    <style:style style:name="P19" style:family="paragraph" style:parent-style-name="Standard">
      <style:paragraph-properties fo:margin-left="1.251cm" fo:margin-right="0cm" fo:text-indent="0cm" style:auto-text-indent="false"/>
      <style:text-properties style:font-name="Verdana" fo:font-size="14pt" officeooo:rsid="000bcb69" officeooo:paragraph-rsid="001a84c5" style:font-size-asian="14pt" style:font-size-complex="14pt"/>
    </style:style>
    <style:style style:name="P20" style:family="paragraph" style:parent-style-name="Standard">
      <style:paragraph-properties fo:margin-left="1.251cm" fo:margin-right="0cm" fo:text-indent="0cm" style:auto-text-indent="false"/>
      <style:text-properties style:font-name="Verdana" fo:font-size="14pt" officeooo:rsid="0010adcb" officeooo:paragraph-rsid="0010adcb" style:font-size-asian="14pt" style:font-size-complex="14pt"/>
    </style:style>
    <style:style style:name="P21" style:family="paragraph" style:parent-style-name="Standard">
      <style:paragraph-properties fo:margin-left="1.251cm" fo:margin-right="0cm" fo:text-indent="0cm" style:auto-text-indent="false"/>
      <style:text-properties style:font-name="Verdana" fo:font-size="14pt" officeooo:rsid="0010adcb" officeooo:paragraph-rsid="00168465" style:font-size-asian="14pt" style:font-size-complex="14pt"/>
    </style:style>
    <style:style style:name="P22" style:family="paragraph" style:parent-style-name="Standard">
      <style:paragraph-properties fo:margin-left="1.251cm" fo:margin-right="0cm" fo:text-indent="0cm" style:auto-text-indent="false"/>
      <style:text-properties style:font-name="Verdana" fo:font-size="14pt" officeooo:rsid="0016d3bf" officeooo:paragraph-rsid="0016d3bf" style:font-size-asian="14pt" style:font-size-complex="14pt"/>
    </style:style>
    <style:style style:name="P23" style:family="paragraph" style:parent-style-name="Standard">
      <style:paragraph-properties fo:margin-left="1.251cm" fo:margin-right="0cm" fo:text-indent="0cm" style:auto-text-indent="false"/>
      <style:text-properties style:font-name="Verdana" fo:font-size="14pt" officeooo:rsid="0011c3f1" officeooo:paragraph-rsid="0011c3f1" style:font-size-asian="14pt" style:font-size-complex="14pt"/>
    </style:style>
    <style:style style:name="P24" style:family="paragraph" style:parent-style-name="Standard">
      <style:paragraph-properties fo:margin-left="1.251cm" fo:margin-right="0cm" fo:text-indent="0cm" style:auto-text-indent="false"/>
      <style:text-properties style:font-name="Verdana" fo:font-size="14pt" officeooo:rsid="0011c3f1" officeooo:paragraph-rsid="001910dd" style:font-size-asian="14pt" style:font-size-complex="14pt"/>
    </style:style>
    <style:style style:name="P25" style:family="paragraph" style:parent-style-name="Standard">
      <style:paragraph-properties fo:margin-left="1.251cm" fo:margin-right="0cm" fo:text-indent="0cm" style:auto-text-indent="false"/>
      <style:text-properties style:font-name="Verdana" fo:font-size="14pt" officeooo:rsid="0011c3f1" officeooo:paragraph-rsid="001a84c5" style:font-size-asian="14pt" style:font-size-complex="14pt"/>
    </style:style>
    <style:style style:name="P26" style:family="paragraph" style:parent-style-name="Standard">
      <style:paragraph-properties fo:margin-left="1.251cm" fo:margin-right="0cm" fo:text-indent="0cm" style:auto-text-indent="false"/>
      <style:text-properties style:font-name="Verdana" fo:font-size="14pt" officeooo:rsid="00131b8f" officeooo:paragraph-rsid="00131b8f" style:font-size-asian="14pt" style:font-size-complex="14pt"/>
    </style:style>
    <style:style style:name="P27" style:family="paragraph" style:parent-style-name="Standard">
      <style:paragraph-properties fo:margin-left="1.251cm" fo:margin-right="0cm" fo:text-indent="0cm" style:auto-text-indent="false"/>
      <style:text-properties style:font-name="Verdana" fo:font-size="14pt" officeooo:rsid="000d424e" officeooo:paragraph-rsid="0029cc2b" style:font-size-asian="14pt" style:font-size-complex="14pt"/>
    </style:style>
    <style:style style:name="P28" style:family="paragraph" style:parent-style-name="Standard">
      <style:paragraph-properties fo:margin-left="1.251cm" fo:margin-right="0cm" fo:text-indent="0cm" style:auto-text-indent="false"/>
      <style:text-properties style:font-name="Verdana" fo:font-size="14pt" officeooo:paragraph-rsid="002f4d29" style:font-size-asian="14pt" style:font-size-complex="14pt"/>
    </style:style>
    <style:style style:name="P29" style:family="paragraph" style:parent-style-name="Standard">
      <style:paragraph-properties fo:margin-left="1.251cm" fo:margin-right="0cm" fo:text-indent="0cm" style:auto-text-indent="false"/>
      <style:text-properties style:text-position="0% 100%" style:font-name="Verdana" fo:font-size="14pt" officeooo:rsid="0011c3f1" officeooo:paragraph-rsid="0011c3f1" style:font-size-asian="14pt" style:font-size-complex="14pt"/>
    </style:style>
    <style:style style:name="P30" style:family="paragraph" style:parent-style-name="Standard">
      <style:paragraph-properties fo:margin-left="1.251cm" fo:margin-right="0cm" fo:text-indent="0cm" style:auto-text-indent="false"/>
      <style:text-properties style:text-position="0% 100%" style:font-name="Verdana" fo:font-size="14pt" officeooo:rsid="0011c3f1" officeooo:paragraph-rsid="001a84c5" style:font-size-asian="14pt" style:font-size-complex="14pt"/>
    </style:style>
    <style:style style:name="P31" style:family="paragraph" style:parent-style-name="Standard">
      <style:paragraph-properties fo:margin-left="1.251cm" fo:margin-right="0cm" fo:text-indent="0cm" style:auto-text-indent="false"/>
      <style:text-properties style:text-position="0% 100%" style:font-name="Verdana" fo:font-size="14pt" officeooo:rsid="00131b8f" officeooo:paragraph-rsid="001910dd" style:font-size-asian="14pt" style:font-size-complex="14pt"/>
    </style:style>
    <style:style style:name="P32" style:family="paragraph" style:parent-style-name="Standard">
      <style:paragraph-properties fo:margin-left="1.251cm" fo:margin-right="0cm" fo:text-indent="0cm" style:auto-text-indent="false"/>
      <style:text-properties style:text-position="0% 100%" style:font-name="Verdana" fo:font-size="14pt" officeooo:rsid="00131b8f" officeooo:paragraph-rsid="001a84c5" style:font-size-asian="14pt" style:font-size-complex="14pt"/>
    </style:style>
    <style:style style:name="P33" style:family="paragraph" style:parent-style-name="Standard">
      <style:paragraph-properties fo:margin-left="1.251cm" fo:margin-right="0cm" fo:text-indent="0cm" style:auto-text-indent="false"/>
      <style:text-properties style:text-position="0% 100%" style:font-name="Verdana" fo:font-size="14pt" officeooo:rsid="001ba6ba" officeooo:paragraph-rsid="001c6e62" style:font-size-asian="14pt" style:font-size-complex="14pt"/>
    </style:style>
    <style:style style:name="P34" style:family="paragraph" style:parent-style-name="Standard">
      <style:paragraph-properties fo:margin-left="1.251cm" fo:margin-right="0cm" fo:text-indent="0cm" style:auto-text-indent="false"/>
      <style:text-properties style:text-position="sub 58%" style:font-name="Verdana" fo:font-size="14pt" officeooo:rsid="0010adcb" officeooo:paragraph-rsid="00168465" style:font-size-asian="14pt" style:font-size-complex="14pt"/>
    </style:style>
    <style:style style:name="P35" style:family="paragraph" style:parent-style-name="Standard">
      <style:paragraph-properties fo:margin-left="1.251cm" fo:margin-right="0cm" fo:text-indent="0cm" style:auto-text-indent="false"/>
      <style:text-properties style:text-position="sub 58%" style:font-name="Verdana" fo:font-size="14pt" officeooo:rsid="0016d3bf" officeooo:paragraph-rsid="0016d3bf" style:font-size-asian="14pt" style:font-size-complex="14pt"/>
    </style:style>
    <style:style style:name="P36" style:family="paragraph" style:parent-style-name="Standard">
      <style:paragraph-properties fo:margin-left="1.251cm" fo:margin-right="0cm" fo:text-indent="0cm" style:auto-text-indent="false"/>
      <style:text-properties style:text-position="sub 58%" style:font-name="Verdana" fo:font-size="14pt" officeooo:rsid="00131b8f" officeooo:paragraph-rsid="00131b8f" style:font-size-asian="14pt" style:font-size-complex="14pt"/>
    </style:style>
    <style:style style:name="P37" style:family="paragraph" style:parent-style-name="Table_20_Contents">
      <style:text-properties style:font-name="Verdana" fo:font-size="14pt" style:font-size-asian="14pt" style:font-size-complex="14pt"/>
    </style:style>
    <style:style style:name="P38" style:family="paragraph" style:parent-style-name="Table_20_Contents">
      <style:text-properties style:font-name="Verdana" fo:font-size="14pt" officeooo:rsid="0010adcb" officeooo:paragraph-rsid="0010adcb" style:font-size-asian="14pt" style:font-size-complex="14pt"/>
    </style:style>
    <style:style style:name="P39" style:family="paragraph" style:parent-style-name="Table_20_Contents">
      <style:text-properties style:font-name="Verdana" fo:font-size="14pt" officeooo:rsid="0016d3bf" officeooo:paragraph-rsid="0016d3bf" style:font-size-asian="14pt" style:font-size-complex="14pt"/>
    </style:style>
    <style:style style:name="P40" style:family="paragraph" style:parent-style-name="Table_20_Contents">
      <style:text-properties style:font-name="Verdana" fo:font-size="14pt" officeooo:rsid="000bd3c3" officeooo:paragraph-rsid="000bd3c3" style:font-size-asian="14pt" style:font-size-complex="14pt"/>
    </style:style>
    <style:style style:name="P41" style:family="paragraph" style:parent-style-name="Table_20_Contents">
      <style:text-properties style:font-name="Verdana" fo:font-size="14pt" officeooo:rsid="000c1ea4" officeooo:paragraph-rsid="000c1ea4" style:font-size-asian="14pt" style:font-size-complex="14pt"/>
    </style:style>
    <style:style style:name="P42" style:family="paragraph" style:parent-style-name="Table_20_Contents">
      <style:text-properties style:font-name="Verdana" fo:font-size="14pt" officeooo:rsid="000d424e" officeooo:paragraph-rsid="000d424e" style:font-size-asian="14pt" style:font-size-complex="14pt"/>
    </style:style>
    <style:style style:name="P43" style:family="paragraph" style:parent-style-name="Table_20_Contents">
      <style:text-properties style:font-name="Verdana" fo:font-size="14pt" officeooo:rsid="000eb542" officeooo:paragraph-rsid="000eb542" style:font-size-asian="14pt" style:font-size-complex="14pt"/>
    </style:style>
    <style:style style:name="P44" style:family="paragraph" style:parent-style-name="Table_20_Contents">
      <style:text-properties style:font-name="Verdana" fo:font-size="14pt" fo:font-weight="bold" officeooo:rsid="0010adcb" officeooo:paragraph-rsid="0010adcb" style:font-size-asian="14pt" style:font-weight-asian="bold" style:font-size-complex="14pt" style:font-weight-complex="bold"/>
    </style:style>
    <style:style style:name="P45" style:family="paragraph" style:parent-style-name="Table_20_Contents">
      <style:text-properties style:font-name="Verdana" fo:font-size="14pt" fo:font-weight="bold" officeooo:rsid="0016d3bf" officeooo:paragraph-rsid="0016d3bf" style:font-size-asian="14pt" style:font-weight-asian="bold" style:font-size-complex="14pt" style:font-weight-complex="bold"/>
    </style:style>
    <style:style style:name="P46" style:family="paragraph" style:parent-style-name="Table_20_Contents">
      <style:text-properties style:font-name="Verdana" fo:font-size="14pt" fo:font-weight="bold" officeooo:rsid="000d424e" officeooo:paragraph-rsid="000d424e" style:font-size-asian="14pt" style:font-weight-asian="bold" style:font-size-complex="14pt" style:font-weight-complex="bold"/>
    </style:style>
    <style:style style:name="P47" style:family="paragraph" style:parent-style-name="Table_20_Contents">
      <style:text-properties style:font-name="Verdana" fo:font-size="14pt" fo:font-weight="bold" officeooo:rsid="000d424e" officeooo:paragraph-rsid="002f4d29" style:font-size-asian="14pt" style:font-weight-asian="bold" style:font-size-complex="14pt" style:font-weight-complex="bold"/>
    </style:style>
    <style:style style:name="P48" style:family="paragraph" style:parent-style-name="Table_20_Contents">
      <style:text-properties style:font-name="Verdana" fo:font-size="14pt" fo:font-weight="bold" officeooo:rsid="000bd3c3" officeooo:paragraph-rsid="000bd3c3" style:font-size-asian="14pt" style:font-weight-asian="bold" style:font-size-complex="14pt" style:font-weight-complex="bold"/>
    </style:style>
    <style:style style:name="P49" style:family="paragraph" style:parent-style-name="Table_20_Contents">
      <style:text-properties style:font-name="Verdana" fo:font-size="14pt" fo:font-weight="bold" officeooo:rsid="000bd3c3" officeooo:paragraph-rsid="000c1ea4" style:font-size-asian="14pt" style:font-weight-asian="bold" style:font-size-complex="14pt" style:font-weight-complex="bold"/>
    </style:style>
    <style:style style:name="P50" style:family="paragraph" style:parent-style-name="Table_20_Contents">
      <style:text-properties style:font-name="Verdana" fo:font-size="14pt" fo:font-weight="bold" officeooo:rsid="000c1ea4" officeooo:paragraph-rsid="000c1ea4" style:font-size-asian="14pt" style:font-weight-asian="bold" style:font-size-complex="14pt" style:font-weight-complex="bold"/>
    </style:style>
    <style:style style:name="P51" style:family="paragraph" style:parent-style-name="Standard" style:list-style-name="L1">
      <style:text-properties style:font-name="Verdana" fo:font-size="14pt" officeooo:rsid="000bcb69" officeooo:paragraph-rsid="000bcb69" style:font-size-asian="14pt" style:font-size-complex="14pt"/>
    </style:style>
    <style:style style:name="P52" style:family="paragraph" style:parent-style-name="Standard" style:list-style-name="L3">
      <style:text-properties style:font-name="Verdana" fo:font-size="14pt" officeooo:rsid="000c1ea4" officeooo:paragraph-rsid="000d424e" style:font-size-asian="14pt" style:font-size-complex="14pt"/>
    </style:style>
    <style:style style:name="P53" style:family="paragraph" style:parent-style-name="Standard" style:list-style-name="L3">
      <style:text-properties style:font-name="Verdana" fo:font-size="14pt" officeooo:rsid="000c1ea4" officeooo:paragraph-rsid="000c1ea4" style:font-size-asian="14pt" style:font-size-complex="14pt"/>
    </style:style>
    <style:style style:name="P54" style:family="paragraph" style:parent-style-name="Standard" style:list-style-name="L2">
      <style:text-properties style:text-position="0% 100%" style:font-name="Verdana" fo:font-size="14pt" officeooo:rsid="000bd3c3" officeooo:paragraph-rsid="000bd3c3" style:font-size-asian="14pt" style:font-size-complex="14pt"/>
    </style:style>
    <style:style style:name="P55" style:family="paragraph" style:parent-style-name="Standard">
      <style:text-properties style:text-position="0% 100%" style:font-name="Verdana" fo:font-size="14pt" officeooo:rsid="000bd3c3" officeooo:paragraph-rsid="000bd3c3" style:font-size-asian="14pt" style:font-size-complex="14pt"/>
    </style:style>
    <style:style style:name="P56" style:family="paragraph" style:parent-style-name="Standard" style:list-style-name="L3">
      <style:text-properties style:text-position="0% 100%" style:font-name="Verdana" fo:font-size="14pt" officeooo:rsid="000d424e" officeooo:paragraph-rsid="000d424e" style:font-size-asian="14pt" style:font-size-complex="14pt"/>
    </style:style>
    <style:style style:name="P57" style:family="paragraph" style:parent-style-name="Standard">
      <style:text-properties style:text-position="0% 100%" style:font-name="Verdana" fo:font-size="14pt" officeooo:rsid="000d424e" officeooo:paragraph-rsid="000eb542" style:font-size-asian="14pt" style:font-size-complex="14pt"/>
    </style:style>
    <style:style style:name="P58" style:family="paragraph" style:parent-style-name="Standard">
      <style:text-properties style:text-position="0% 100%" style:font-name="Verdana" fo:font-size="14pt" officeooo:rsid="000d424e" officeooo:paragraph-rsid="000d424e" style:font-size-asian="14pt" style:font-size-complex="14pt"/>
    </style:style>
    <style:style style:name="P59" style:family="paragraph" style:parent-style-name="Standard" style:list-style-name="L5">
      <style:text-properties style:text-position="0% 100%" style:font-name="Verdana" fo:font-size="14pt" officeooo:rsid="0029cc2b" officeooo:paragraph-rsid="002b478d" style:font-size-asian="14pt" style:font-size-complex="14pt"/>
    </style:style>
    <style:style style:name="P60" style:family="paragraph" style:parent-style-name="Standard" style:list-style-name="L4">
      <style:text-properties fo:font-size="14pt" officeooo:rsid="000d424e" officeooo:paragraph-rsid="0029cc2b" style:font-size-asian="14pt" style:font-size-complex="14pt"/>
    </style:style>
    <style:style style:name="P61" style:family="paragraph" style:parent-style-name="Standard" style:list-style-name="L5">
      <style:text-properties officeooo:paragraph-rsid="002b478d"/>
    </style:style>
    <style:style style:name="P62" style:family="paragraph" style:parent-style-name="Standard">
      <style:paragraph-properties fo:margin-left="1.251cm" fo:margin-right="0cm" fo:text-indent="0cm" style:auto-text-indent="false"/>
      <style:text-properties fo:color="#3333ff" style:text-position="0% 100%" style:font-name="Verdana" fo:font-size="14pt" officeooo:rsid="0029cc2b" officeooo:paragraph-rsid="0029cc2b" style:font-size-asian="14pt" style:font-size-complex="14pt"/>
    </style:style>
    <style:style style:name="P63" style:family="paragraph" style:parent-style-name="Footer">
      <style:paragraph-properties fo:text-align="center" style:justify-single-word="false"/>
    </style:style>
    <style:style style:name="T1" style:family="text">
      <style:text-properties officeooo:rsid="000bd3c3"/>
    </style:style>
    <style:style style:name="T2" style:family="text">
      <style:text-properties style:text-position="sub 58%"/>
    </style:style>
    <style:style style:name="T3" style:family="text">
      <style:text-properties style:text-position="sub 58%" officeooo:rsid="000bd3c3"/>
    </style:style>
    <style:style style:name="T4" style:family="text">
      <style:text-properties style:text-position="sub 58%" officeooo:rsid="000d424e"/>
    </style:style>
    <style:style style:name="T5" style:family="text">
      <style:text-properties style:text-position="sub 58%" officeooo:rsid="000edc36"/>
    </style:style>
    <style:style style:name="T6" style:family="text">
      <style:text-properties style:text-position="sub 58%" officeooo:rsid="0010adcb"/>
    </style:style>
    <style:style style:name="T7" style:family="text">
      <style:text-properties style:text-position="sub 58%" officeooo:rsid="0011c3f1"/>
    </style:style>
    <style:style style:name="T8" style:family="text">
      <style:text-properties style:text-position="sub 58%" officeooo:rsid="00131b8f"/>
    </style:style>
    <style:style style:name="T9" style:family="text">
      <style:text-properties style:text-position="sub 58%" officeooo:rsid="0014f9d2"/>
    </style:style>
    <style:style style:name="T10" style:family="text">
      <style:text-properties style:text-position="sub 58%" officeooo:rsid="001c6e62"/>
    </style:style>
    <style:style style:name="T11" style:family="text">
      <style:text-properties style:text-position="sub 58%" officeooo:rsid="002cd1ab"/>
    </style:style>
    <style:style style:name="T12" style:family="text">
      <style:text-properties style:text-position="0% 100%"/>
    </style:style>
    <style:style style:name="T13" style:family="text">
      <style:text-properties style:text-position="0% 100%" officeooo:rsid="000bd3c3"/>
    </style:style>
    <style:style style:name="T14" style:family="text">
      <style:text-properties style:text-position="0% 100%" officeooo:rsid="000d424e"/>
    </style:style>
    <style:style style:name="T15" style:family="text">
      <style:text-properties style:text-position="0% 100%" officeooo:rsid="000eb542"/>
    </style:style>
    <style:style style:name="T16" style:family="text">
      <style:text-properties style:text-position="0% 100%" officeooo:rsid="000edc36"/>
    </style:style>
    <style:style style:name="T17" style:family="text">
      <style:text-properties style:text-position="0% 100%" officeooo:rsid="0010adcb"/>
    </style:style>
    <style:style style:name="T18" style:family="text">
      <style:text-properties style:text-position="0% 100%" officeooo:rsid="0011c3f1"/>
    </style:style>
    <style:style style:name="T19" style:family="text">
      <style:text-properties style:text-position="0% 100%" officeooo:rsid="00131b8f"/>
    </style:style>
    <style:style style:name="T20" style:family="text">
      <style:text-properties style:text-position="0% 100%" officeooo:rsid="00168465"/>
    </style:style>
    <style:style style:name="T21" style:family="text">
      <style:text-properties style:text-position="0% 100%" officeooo:rsid="00188255"/>
    </style:style>
    <style:style style:name="T22" style:family="text">
      <style:text-properties style:text-position="0% 100%" style:text-underline-style="solid" style:text-underline-width="auto" style:text-underline-color="font-color"/>
    </style:style>
    <style:style style:name="T23" style:family="text">
      <style:text-properties style:text-position="0% 100%" style:text-underline-style="solid" style:text-underline-width="auto" style:text-underline-color="font-color" officeooo:rsid="0011c3f1"/>
    </style:style>
    <style:style style:name="T24" style:family="text">
      <style:text-properties style:text-position="0% 100%" fo:font-weight="bold" style:font-weight-asian="bold" style:font-weight-complex="bold"/>
    </style:style>
    <style:style style:name="T25" style:family="text">
      <style:text-properties style:text-position="0% 100%" fo:font-weight="bold" officeooo:rsid="00168465" style:font-weight-asian="bold" style:font-weight-complex="bold"/>
    </style:style>
    <style:style style:name="T26" style:family="text">
      <style:text-properties style:text-position="0% 100%" fo:font-weight="bold" officeooo:rsid="000bcb69" style:font-weight-asian="bold" style:font-weight-complex="bold"/>
    </style:style>
    <style:style style:name="T27" style:family="text">
      <style:text-properties style:text-position="0% 100%" fo:font-weight="bold" officeooo:rsid="001910dd" style:font-weight-asian="bold" style:font-weight-complex="bold"/>
    </style:style>
    <style:style style:name="T28" style:family="text">
      <style:text-properties style:text-position="0% 100%" fo:font-weight="bold" officeooo:rsid="001a84c5" style:font-weight-asian="bold" style:font-weight-complex="bold"/>
    </style:style>
    <style:style style:name="T29" style:family="text">
      <style:text-properties style:text-position="0% 100%" officeooo:rsid="000bcb69"/>
    </style:style>
    <style:style style:name="T30" style:family="text">
      <style:text-properties style:text-position="0% 100%" officeooo:rsid="001910dd"/>
    </style:style>
    <style:style style:name="T31" style:family="text">
      <style:text-properties style:text-position="0% 100%" officeooo:rsid="001a84c5"/>
    </style:style>
    <style:style style:name="T32" style:family="text">
      <style:text-properties style:text-position="0% 100%" officeooo:rsid="001ba6ba"/>
    </style:style>
    <style:style style:name="T33" style:family="text">
      <style:text-properties style:text-position="0% 100%" officeooo:rsid="001c6e62"/>
    </style:style>
    <style:style style:name="T34" style:family="text">
      <style:text-properties style:text-position="0% 100%" officeooo:rsid="001e623b"/>
    </style:style>
    <style:style style:name="T35" style:family="text">
      <style:text-properties style:text-position="0% 100%" officeooo:rsid="0021a126"/>
    </style:style>
    <style:style style:name="T36" style:family="text">
      <style:text-properties style:text-position="0% 100%" officeooo:rsid="0024f32e"/>
    </style:style>
    <style:style style:name="T37" style:family="text">
      <style:text-properties style:text-position="0% 100%" officeooo:rsid="00281c01"/>
    </style:style>
    <style:style style:name="T38" style:family="text">
      <style:text-properties style:text-position="0% 100%" officeooo:rsid="0029cc2b"/>
    </style:style>
    <style:style style:name="T39" style:family="text">
      <style:text-properties style:text-position="0% 100%" officeooo:rsid="002cd1ab"/>
    </style:style>
    <style:style style:name="T40" style:family="text">
      <style:text-properties style:text-position="0% 100%" style:font-name="Verdana" officeooo:rsid="0029cc2b"/>
    </style:style>
    <style:style style:name="T41" style:family="text">
      <style:text-properties officeooo:rsid="000c1ea4"/>
    </style:style>
    <style:style style:name="T42" style:family="text">
      <style:text-properties officeooo:rsid="000d424e"/>
    </style:style>
    <style:style style:name="T43" style:family="text">
      <style:text-properties officeooo:rsid="000edc36"/>
    </style:style>
    <style:style style:name="T44" style:family="text">
      <style:text-properties officeooo:rsid="0010adcb"/>
    </style:style>
    <style:style style:name="T45" style:family="text">
      <style:text-properties style:text-position="super 58%" officeooo:rsid="0011c3f1"/>
    </style:style>
    <style:style style:name="T46" style:family="text">
      <style:text-properties officeooo:rsid="00131b8f"/>
    </style:style>
    <style:style style:name="T47" style:family="text">
      <style:text-properties officeooo:rsid="0014f9d2"/>
    </style:style>
    <style:style style:name="T48" style:family="text">
      <style:text-properties officeooo:rsid="00168465"/>
    </style:style>
    <style:style style:name="T49" style:family="text">
      <style:text-properties style:text-underline-style="solid" style:text-underline-width="auto" style:text-underline-color="font-color" officeooo:rsid="0010adcb"/>
    </style:style>
    <style:style style:name="T50" style:family="text">
      <style:text-properties style:text-underline-style="solid" style:text-underline-width="auto" style:text-underline-color="font-color" officeooo:rsid="00168465"/>
    </style:style>
    <style:style style:name="T51" style:family="text">
      <style:text-properties fo:font-weight="bold" style:font-weight-asian="bold" style:font-weight-complex="bold"/>
    </style:style>
    <style:style style:name="T52" style:family="text">
      <style:text-properties fo:font-weight="bold" officeooo:rsid="0010adcb" style:font-weight-asian="bold" style:font-weight-complex="bold"/>
    </style:style>
    <style:style style:name="T53" style:family="text">
      <style:text-properties fo:font-weight="bold" officeooo:rsid="00168465" style:font-weight-asian="bold" style:font-weight-complex="bold"/>
    </style:style>
    <style:style style:name="T54" style:family="text">
      <style:text-properties fo:font-weight="bold" officeooo:rsid="001a84c5" style:font-weight-asian="bold" style:font-weight-complex="bold"/>
    </style:style>
    <style:style style:name="T55" style:family="text">
      <style:text-properties officeooo:rsid="00188255"/>
    </style:style>
    <style:style style:name="T56" style:family="text">
      <style:text-properties officeooo:rsid="001910dd"/>
    </style:style>
    <style:style style:name="T57" style:family="text">
      <style:text-properties fo:font-style="normal" officeooo:rsid="001910dd" style:font-style-asian="normal" style:font-style-complex="normal"/>
    </style:style>
    <style:style style:name="T58" style:family="text">
      <style:text-properties officeooo:rsid="001c6e62"/>
    </style:style>
    <style:style style:name="T59" style:family="text">
      <style:text-properties officeooo:rsid="001e623b"/>
    </style:style>
    <style:style style:name="T60" style:family="text">
      <style:text-properties officeooo:rsid="0024f32e"/>
    </style:style>
    <style:style style:name="T61" style:family="text">
      <style:text-properties officeooo:rsid="0029cc2b"/>
    </style:style>
    <style:style style:name="T62" style:family="text">
      <style:text-properties fo:color="#3333ff" style:text-position="0% 100%" style:font-name="Verdana" officeooo:rsid="0029cc2b"/>
    </style:style>
    <style:style style:name="T63" style:family="text">
      <style:text-properties fo:color="#3333ff" style:font-name="Verdana" fo:font-size="14pt" style:font-size-asian="14pt" style:font-size-complex="14pt"/>
    </style:style>
    <style:style style:name="T64" style:family="text">
      <style:text-properties officeooo:rsid="002cd1ab"/>
    </style:style>
    <style:style style:name="T65" style:family="text">
      <style:text-properties officeooo:rsid="002f2e8e"/>
    </style:style>
    <style:style style:name="T66" style:family="text">
      <style:text-properties officeooo:rsid="002f4d29"/>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áctica 2</text:p>
      <text:p text:style-name="P4"/>
      <text:p text:style-name="P4">1. Realizar un esquema de transformación para conseguir los siguientes cambios de base: de binario a decimal, octal y hexadecimal y viceversa.</text:p>
      <text:p text:style-name="P4"/>
      <text:p text:style-name="P16">- <text:span text:style-name="T44">Para convertir un número </text:span><text:span text:style-name="T52">binario a uno decimal</text:span><text:span text:style-name="T44">, habrá que asignarle un valor a cada cifra del número binario. De derecha a izquierda, se le asignarán las potencias de 2 <text:s/>(partiendo de 2⁰ de manera ascendente) hasta que no queden más cifras en el número binario. Después, se multiplicará cada cifra binaria con su correspondiente potencia y se sumarán todos los resultados. El número que resulte, será el número decimal de dicho número binario. </text:span><text:span text:style-name="T49">Por ejemplo</text:span><text:span text:style-name="T44">, el número 10110011</text:span><text:span text:style-name="T6">(2</text:span><text:span text:style-name="T17"> tiene 8 cifras </text:span><text:span text:style-name="T20">(1 0 1 1 0 0 1 1)</text:span><text:span text:style-name="T17">, por lo que </text:span><text:span text:style-name="T20">le asignaremos tantas potencias de 2 como cifras tenga, de derecha a izquierda de manera ascendente. Lo colocamos en forma de tabla y procedemos a multiplicar las cifras con su correspondiente potencia</text:span><text:span text:style-name="T17">:</text:span></text:p>
      <text:p text:style-name="P9"/>
      <table:table table:name="Tabla1" table:style-name="Tabla1">
        <table:table-column table:style-name="Tabla1.A"/>
        <table:table-column table:style-name="Tabla1.B"/>
        <table:table-column table:style-name="Tabla1.A"/>
        <table:table-column table:style-name="Tabla1.B" table:number-columns-repeated="4"/>
        <table:table-column table:style-name="Tabla1.H"/>
        <table:table-row>
          <table:table-cell table:style-name="Tabla1.A1" office:value-type="string">
            <text:p text:style-name="P38">1</text:p>
          </table:table-cell>
          <table:table-cell table:style-name="Tabla1.A1" office:value-type="string">
            <text:p text:style-name="P38">0</text:p>
          </table:table-cell>
          <table:table-cell table:style-name="Tabla1.A1" office:value-type="string">
            <text:p text:style-name="P38">1</text:p>
          </table:table-cell>
          <table:table-cell table:style-name="Tabla1.A1" office:value-type="string">
            <text:p text:style-name="P38">1</text:p>
          </table:table-cell>
          <table:table-cell table:style-name="Tabla1.A1" office:value-type="string">
            <text:p text:style-name="P38">0</text:p>
          </table:table-cell>
          <table:table-cell table:style-name="Tabla1.A1" office:value-type="string">
            <text:p text:style-name="P38">0</text:p>
          </table:table-cell>
          <table:table-cell table:style-name="Tabla1.A1" office:value-type="string">
            <text:p text:style-name="P38">1</text:p>
          </table:table-cell>
          <table:table-cell table:style-name="Tabla1.H1" office:value-type="string">
            <text:p text:style-name="P38">1</text:p>
          </table:table-cell>
        </table:table-row>
        <table:table-row>
          <table:table-cell table:style-name="Tabla1.A2" office:value-type="string">
            <text:p text:style-name="P38">2⁷</text:p>
          </table:table-cell>
          <table:table-cell table:style-name="Tabla1.A2" office:value-type="string">
            <text:p text:style-name="P38">2⁶</text:p>
          </table:table-cell>
          <table:table-cell table:style-name="Tabla1.A2" office:value-type="string">
            <text:p text:style-name="P38">2⁵</text:p>
          </table:table-cell>
          <table:table-cell table:style-name="Tabla1.A2" office:value-type="string">
            <text:p text:style-name="P38">2⁴</text:p>
          </table:table-cell>
          <table:table-cell table:style-name="Tabla1.A2" office:value-type="string">
            <text:p text:style-name="P38">2³</text:p>
          </table:table-cell>
          <table:table-cell table:style-name="Tabla1.A2" office:value-type="string">
            <text:p text:style-name="P38">2²</text:p>
          </table:table-cell>
          <table:table-cell table:style-name="Tabla1.A2" office:value-type="string">
            <text:p text:style-name="P38">2¹</text:p>
          </table:table-cell>
          <table:table-cell table:style-name="Tabla1.H2" office:value-type="string">
            <text:p text:style-name="P38">2⁰</text:p>
          </table:table-cell>
        </table:table-row>
        <table:table-row>
          <table:table-cell table:style-name="Tabla1.A2" office:value-type="string">
            <text:p text:style-name="P44">128</text:p>
          </table:table-cell>
          <table:table-cell table:style-name="Tabla1.A2" office:value-type="string">
            <text:p text:style-name="P44">64*0=0</text:p>
          </table:table-cell>
          <table:table-cell table:style-name="Tabla1.A2" office:value-type="string">
            <text:p text:style-name="P44">32*1=32</text:p>
          </table:table-cell>
          <table:table-cell table:style-name="Tabla1.A2" office:value-type="string">
            <text:p text:style-name="P44">16*1=16</text:p>
          </table:table-cell>
          <table:table-cell table:style-name="Tabla1.A2" office:value-type="string">
            <text:p text:style-name="P44">8*0=0</text:p>
          </table:table-cell>
          <table:table-cell table:style-name="Tabla1.A2" office:value-type="string">
            <text:p text:style-name="P44">4*0=0</text:p>
          </table:table-cell>
          <table:table-cell table:style-name="Tabla1.A2" office:value-type="string">
            <text:p text:style-name="P44">2*1=2</text:p>
          </table:table-cell>
          <table:table-cell table:style-name="Tabla1.H2" office:value-type="string">
            <text:p text:style-name="P44">1*1=1</text:p>
          </table:table-cell>
        </table:table-row>
      </table:table>
      <text:p text:style-name="P9"/>
      <text:p text:style-name="P20">Por último, procedemos a sumar todos los resultados y, si hemos efectuado las operaciones de manera correcta, resultará el número decimal <text:span text:style-name="T47">buscado:</text:span></text:p>
      <text:p text:style-name="P20"/>
      <text:p text:style-name="P21"><text:span text:style-name="T12">1 + 2 + 0 + 0 + 16 + 32 + 0 + 128 = 179</text:span><text:span text:style-name="T9">(</text:span><text:span text:style-name="T2">10</text:span></text:p>
      <text:p text:style-name="P34"/>
      <text:p text:style-name="P17">- <text:span text:style-name="T51">Viceversa</text:span>: Para <text:span text:style-name="T48">convertir</text:span> <text:span text:style-name="T48">un número </text:span><text:span text:style-name="T53">decimal</text:span><text:span text:style-name="T51"> a </text:span><text:span text:style-name="T53">uno </text:span><text:span text:style-name="T51">binario</text:span>, <text:span text:style-name="T48">aplicaremos el proceso contrario, pero tanteando. Es decir, se buscará en las potencias de 2 qué número es el que más se aproxima al número decimal que queremos transformar. Podrán aparecer dos números, uno menor y uno mayor, pero se escogerá el número menor, ya que las cifras faltantes se irán formando con el resto de potencias. Se hará la misma secuencia hasta que nuestro número se haya visto reducido a 0. Cuando el número se haya visto reducido a 0, </text:span><text:soft-page-break/><text:span text:style-name="T48">todas las potencias siguientes tendrían un 0 asignado. </text:span><text:span text:style-name="T50">Por ejemplo</text:span><text:span text:style-name="T48">, el número 97 se aproxima tanto a al número 64 como al número 128, pero cogeremos aquel que es menor, el 64. El número 64 sabemos que es 2⁶, por lo que haremos otra tabla con todas las potencias de 2⁶ (la máxima) a 2⁰ (la mínima) en la primera fila y, en la segunda, pondremos 1 o 0 en función de si nos pasamos o no del número a convertir (97):</text:span></text:p>
      <text:p text:style-name="P5"/>
      <table:table table:name="Tabla2" table:style-name="Tabla2">
        <table:table-column table:style-name="Tabla2.A"/>
        <table:table-column table:style-name="Tabla2.B" table:number-columns-repeated="5"/>
        <table:table-column table:style-name="Tabla2.G"/>
        <table:table-row>
          <table:table-cell table:style-name="Tabla2.A1" office:value-type="string">
            <text:p text:style-name="P39">64 = 2⁶</text:p>
          </table:table-cell>
          <table:table-cell table:style-name="Tabla2.A1" office:value-type="string">
            <text:p text:style-name="P39">32</text:p>
          </table:table-cell>
          <table:table-cell table:style-name="Tabla2.A1" office:value-type="string">
            <text:p text:style-name="P39">16</text:p>
          </table:table-cell>
          <table:table-cell table:style-name="Tabla2.A1" office:value-type="string">
            <text:p text:style-name="P39">8</text:p>
          </table:table-cell>
          <table:table-cell table:style-name="Tabla2.A1" office:value-type="string">
            <text:p text:style-name="P39">4</text:p>
          </table:table-cell>
          <table:table-cell table:style-name="Tabla2.A1" office:value-type="string">
            <text:p text:style-name="P39">2</text:p>
          </table:table-cell>
          <table:table-cell table:style-name="Tabla2.G1" office:value-type="string">
            <text:p text:style-name="P39">1 = 2⁰</text:p>
          </table:table-cell>
        </table:table-row>
        <table:table-row>
          <table:table-cell table:style-name="Tabla2.A2" office:value-type="string">
            <text:p text:style-name="P45">1</text:p>
          </table:table-cell>
          <table:table-cell table:style-name="Tabla2.A2" office:value-type="string">
            <text:p text:style-name="P45">1</text:p>
          </table:table-cell>
          <table:table-cell table:style-name="Tabla2.A2" office:value-type="string">
            <text:p text:style-name="P45">0</text:p>
          </table:table-cell>
          <table:table-cell table:style-name="Tabla2.A2" office:value-type="string">
            <text:p text:style-name="P45">0</text:p>
          </table:table-cell>
          <table:table-cell table:style-name="Tabla2.A2" office:value-type="string">
            <text:p text:style-name="P45">0</text:p>
          </table:table-cell>
          <table:table-cell table:style-name="Tabla2.A2" office:value-type="string">
            <text:p text:style-name="P45">0</text:p>
          </table:table-cell>
          <table:table-cell table:style-name="Tabla2.G2" office:value-type="string">
            <text:p text:style-name="P45">1</text:p>
          </table:table-cell>
        </table:table-row>
      </table:table>
      <text:p text:style-name="P5"/>
      <text:p text:style-name="P22">El número 64 es la mayor potencia que se corresponde con el número a convertir (97), por lo que se le asignará el primer 1. Hay que proceder a restarle dicha potencia al número decimal para poder continuar con las siguientes cifras (97 – 64 = 33), por lo que ahora necesitaremos una potencia de 2 menor a 64 (2⁶) que no se pase del número que nos ha resultado, el 33. Como el número 32 puede cubrir dicha posición sin pasarse, le asignaremos un 1, y restaremos nuestro resultado con esta potencia (33 – 32 = 1). El número 16 no lo podemos poner ya que nos pasamos del número 1, así que se le asignará un 0. Esto mismo ocurre con <text:span text:style-name="T64">los</text:span> número<text:span text:style-name="T64">s</text:span> 8, 4 y 2, <text:span text:style-name="T64">por lo que también se asignaremos el 0 a cada une de ellos</text:span>. El 1 (2⁰) puede cubrir a este 1 resultante, así que pondremos un 1 <text:span text:style-name="T64">y efectuamos la resta </text:span>(1 – 1 = 0). <text:span text:style-name="T64">Como ya ha resultado 0,</text:span> juntaríamos todas estas cifras de 1 y 0 y ya habríamos acabado nuestra conversión: 1100001<text:span text:style-name="T2">(2</text:span><text:span text:style-name="T12">.</text:span></text:p>
      <text:p text:style-name="P35"/>
      <text:p text:style-name="P17"/>
      <text:p text:style-name="P17">- <text:span text:style-name="T44">Para convertir un número </text:span><text:span text:style-name="T52">binario a uno octal</text:span><text:span text:style-name="T44">, juntaremos el número binario en cifras de tres, de derecha a izquierda, ya que sabemos que 2</text:span><text:span text:style-name="T45">3 </text:span><text:span text:style-name="T18">es 8 </text:span><text:span text:style-name="T31">(el número de valores en base octal, del 0 al 7)</text:span><text:span text:style-name="T18">, una potencia de la base que estamos tratando. De derecha a izquierda </text:span><text:span text:style-name="T21">nuevamente</text:span><text:span text:style-name="T18">, iremos convirtiendo cada grupo de tres cifras a </text:span><text:span text:style-name="T21">decimal, que será el mismo número en octal, ya que lo máximo que caben en tres cifras binarias es 7 en ambas bases.</text:span><text:span text:style-name="T18"> </text:span><text:span text:style-name="T21">Una vez convertido cada grupo,</text:span><text:span text:style-name="T18"> juntaremos tod</text:span><text:span text:style-name="T21">as las cifras resultantes</text:span><text:span text:style-name="T18">. En caso de que no </text:span><text:span text:style-name="T21">podamos</text:span><text:span text:style-name="T18"> formar un grupo de tres porque no hay más números, se </text:span><text:soft-page-break/><text:span text:style-name="T18">añadirán tantos ceros por la izquierda sean necesarios para que sean tres cifras. </text:span><text:span text:style-name="T23">Por ejemplo</text:span><text:span text:style-name="T18">, </text:span><text:span text:style-name="T21">tenemos el número binario</text:span><text:span text:style-name="T18"> </text:span><text:span text:style-name="T17">10</text:span><text:span text:style-name="T21">1</text:span><text:span text:style-name="T17">11001</text:span><text:span text:style-name="T7"> </text:span><text:span text:style-name="T21">que queremos convertir a base octal.</text:span><text:span text:style-name="T18"> </text:span><text:span text:style-name="T21">Para ello</text:span><text:span text:style-name="T18">, procedemos a formar grupos de tres cifras: 10 <text:s/>11</text:span><text:span text:style-name="T21">1</text:span><text:span text:style-name="T18"> <text:s/>0</text:span><text:span text:style-name="T21">0</text:span><text:span text:style-name="T18">1. Como resultan solo dos cifras </text:span><text:span text:style-name="T21">a</text:span><text:span text:style-name="T18"> la izquierda, le añadimos un cero </text:span><text:span text:style-name="T21">a la izquierda</text:span><text:span text:style-name="T18"> para formar tres: <text:s/>010 <text:s/>11</text:span><text:span text:style-name="T21">1</text:span><text:span text:style-name="T18"> <text:s/>0</text:span><text:span text:style-name="T21">0</text:span><text:span text:style-name="T18">1. </text:span><text:span text:style-name="T21">Ahora</text:span><text:span text:style-name="T18"> hay que convertir dich</text:span><text:span text:style-name="T21">os grupos en</text:span><text:span text:style-name="T18"> </text:span><text:span text:style-name="T21">cifras</text:span><text:span text:style-name="T18"> en base decimal (</text:span><text:span text:style-name="T21">que serán igual en base octal)</text:span><text:span text:style-name="T18">:</text:span></text:p>
      <text:p text:style-name="P29"/>
      <text:p text:style-name="P29">01<text:span text:style-name="T55">0</text:span> = <text:span text:style-name="T55">2<text:tab/><text:tab/></text:span>11<text:span text:style-name="T55">1</text:span> = <text:span text:style-name="T55">7</text:span><text:tab/><text:tab/>00<text:span text:style-name="T55">1</text:span> = <text:span text:style-name="T55">1</text:span></text:p>
      <text:p text:style-name="P29"><text:tab/><text:tab/><text:tab/><text:tab/><text:tab/></text:p>
      <text:p text:style-name="P23"><text:span text:style-name="T55">Resultan las cifras</text:span> 2, <text:span text:style-name="T55">7 y</text:span> <text:span text:style-name="T55">1, por lo que las juntamos y nuestro número buscado es el</text:span> 2<text:span text:style-name="T55">71</text:span><text:span text:style-name="T2">(8</text:span><text:span text:style-name="T12">.</text:span></text:p>
      <text:p text:style-name="P29"/>
      <text:p text:style-name="P24"><text:span text:style-name="T12">- </text:span><text:span text:style-name="T24">Viceversa</text:span><text:span text:style-name="T12">: </text:span><text:span text:style-name="T29">Para </text:span><text:span text:style-name="T20">convertir</text:span><text:span text:style-name="T29"> </text:span><text:span text:style-name="T20">un número </text:span><text:span text:style-name="T27">octal</text:span><text:span text:style-name="T26"> a </text:span><text:span text:style-name="T25">uno </text:span><text:span text:style-name="T26">binario</text:span><text:span text:style-name="T29">, </text:span><text:span text:style-name="T12">a</text:span><text:span text:style-name="T30">plicaremos el proceso contrario,</text:span><text:span text:style-name="T12"> </text:span><text:span text:style-name="T30">es decir, que a </text:span><text:span text:style-name="T12">cada cifra en base octal le asignaremos su valor en base binaria, asignándole a cada una siempre tres cifras. </text:span><text:span text:style-name="T22">Por ejemplo</text:span><text:span text:style-name="T12">, </text:span><text:span text:style-name="T19">el número 731</text:span><text:span text:style-name="T8">(8 </text:span><text:span text:style-name="T19">lo </text:span><text:span text:style-name="T30">vamos a descomponer de manera binaria, ya que es muy sencillo convertir los números del 0 al 7 a </text:span><text:span text:style-name="T39">dicha base</text:span><text:span text:style-name="T30">, asignándole tres cifras binarias a cada cifra octal</text:span><text:span text:style-name="T19">:</text:span></text:p>
      <text:p text:style-name="P31"/>
      <text:p text:style-name="P31">7 = 1<text:span text:style-name="T56">11<text:tab/><text:tab/></text:span>3 = 011<text:tab/><text:tab/>1 = 001</text:p>
      <text:p text:style-name="P16"/>
      <text:p text:style-name="P26"><text:span text:style-name="T57">Juntamos</text:span> <text:span text:style-name="T56">todas nuestras cifras binarias y resulta nuestro número binario:</text:span> 111011001<text:span text:style-name="T2">(2</text:span><text:span text:style-name="T12">.</text:span></text:p>
      <text:p text:style-name="P36"/>
      <text:p text:style-name="P36"/>
      <text:p text:style-name="P18">- <text:span text:style-name="T44">Para convertir un número </text:span><text:span text:style-name="T52">binario a uno </text:span><text:span text:style-name="T54">hexadecimal</text:span><text:span text:style-name="T44">, seguiremos la misma mecánica que de binario a octal, solo que en vez de juntar cifras de tres de derecha a izquierda, juntaremos cuatro, ya que sabemos que 2⁴</text:span><text:span text:style-name="T45"> </text:span><text:span text:style-name="T18">es </text:span><text:span text:style-name="T31">16 (el número de valores en base hexadecimal, del 0 a la F [15</text:span><text:span text:style-name="T11">(10</text:span><text:span text:style-name="T31">])</text:span><text:span text:style-name="T18">. De derecha a izquierda </text:span><text:span text:style-name="T21">nuevamente</text:span><text:span text:style-name="T18">, iremos convirtiendo cada grupo de </text:span><text:span text:style-name="T31">cuatro</text:span><text:span text:style-name="T18"> cifras a </text:span><text:span text:style-name="T21">decimal, </text:span><text:span text:style-name="T32">teniendo en cuenta que A, B, C, D, E y F se corresponden con 10, 11, 12, 13, 14 y 15, respectivamente.</text:span><text:span text:style-name="T18"> </text:span><text:span text:style-name="T21">Una vez convertido cada grupo,</text:span><text:span text:style-name="T18"> juntaremos tod</text:span><text:span text:style-name="T21">as l</text:span><text:span text:style-name="T32">os </text:span><text:span text:style-name="T33">cifras</text:span><text:span text:style-name="T32"> (números y/o letras)</text:span><text:span text:style-name="T21"> resultantes</text:span><text:span text:style-name="T18">. En caso de que no </text:span><text:span text:style-name="T21">podamos</text:span><text:span text:style-name="T18"> formar un grupo de </text:span><text:span text:style-name="T32">cuatro</text:span><text:span text:style-name="T18"> porque no hay más números, se añadirán tantos ceros por la izquierda sean necesarios para que sean </text:span><text:span text:style-name="T32">cuatro</text:span><text:span text:style-name="T18"> cifras. </text:span><text:span text:style-name="T23">Por ejemplo</text:span><text:span text:style-name="T18">, </text:span><text:span text:style-name="T21">tenemos </text:span><text:soft-page-break/><text:span text:style-name="T21">el número binario</text:span><text:span text:style-name="T18"> </text:span><text:span text:style-name="T32">10</text:span><text:span text:style-name="T17">10</text:span><text:span text:style-name="T21">1</text:span><text:span text:style-name="T17">11001</text:span><text:span text:style-name="T7"> </text:span><text:span text:style-name="T21">que queremos convertir a base </text:span><text:span text:style-name="T32">hexadecimal</text:span><text:span text:style-name="T21">.</text:span><text:span text:style-name="T18"> </text:span><text:span text:style-name="T21">Para ello</text:span><text:span text:style-name="T18">, procedemos a formar grupos de </text:span><text:span text:style-name="T32">cuatro</text:span><text:span text:style-name="T18"> cifras: <text:s/></text:span><text:span text:style-name="T32">10 <text:s/></text:span><text:span text:style-name="T18">1011 <text:s/></text:span><text:span text:style-name="T21">1</text:span><text:span text:style-name="T18">0</text:span><text:span text:style-name="T21">0</text:span><text:span text:style-name="T18">1. Como resultan solo dos cifras </text:span><text:span text:style-name="T21">a</text:span><text:span text:style-name="T18"> la izquierda, le añadimos </text:span><text:span text:style-name="T32">dos</text:span><text:span text:style-name="T18"> cero</text:span><text:span text:style-name="T32">s</text:span><text:span text:style-name="T18"> </text:span><text:span text:style-name="T21">a la izquierda</text:span><text:span text:style-name="T18"> para formar </text:span><text:span text:style-name="T32">cuatro</text:span><text:span text:style-name="T18">: <text:s/></text:span><text:span text:style-name="T32">0010 <text:s/></text:span><text:span text:style-name="T18">1011 <text:s/></text:span><text:span text:style-name="T21">1</text:span><text:span text:style-name="T18">0</text:span><text:span text:style-name="T21">0</text:span><text:span text:style-name="T18">1. </text:span><text:span text:style-name="T21">Ahora</text:span><text:span text:style-name="T18"> hay que convertir dich</text:span><text:span text:style-name="T21">os grupos en</text:span><text:span text:style-name="T18"> </text:span><text:span text:style-name="T21">cifras</text:span><text:span text:style-name="T18"> en base </text:span><text:span text:style-name="T33">hexadecimal</text:span><text:span text:style-name="T18">:</text:span></text:p>
      <text:p text:style-name="P30"/>
      <text:p text:style-name="P33">0010 = 2<text:tab/><text:tab/><text:span text:style-name="T65">1</text:span>011 = B<text:tab/><text:tab/>1001 = 9</text:p>
      <text:p text:style-name="P30"><text:tab/><text:tab/><text:tab/><text:tab/><text:tab/></text:p>
      <text:p text:style-name="P25"><text:span text:style-name="T55">Resultan las cifras</text:span> 2, <text:span text:style-name="T58">B (recordemos que se corresponde con 11</text:span><text:span text:style-name="T10">(</text:span><text:span text:style-name="T11">10</text:span><text:span text:style-name="T58">) y</text:span> <text:span text:style-name="T58">9, por lo que las juntamos y nuestro número buscado es el</text:span> 2<text:span text:style-name="T58">B9</text:span><text:span text:style-name="T2">(</text:span><text:span text:style-name="T10">16</text:span><text:span text:style-name="T12">.</text:span></text:p>
      <text:p text:style-name="P30"/>
      <text:p text:style-name="P25"><text:span text:style-name="T12">- </text:span><text:span text:style-name="T24">Viceversa</text:span><text:span text:style-name="T12">: </text:span><text:span text:style-name="T29">Para </text:span><text:span text:style-name="T20">convertir</text:span><text:span text:style-name="T29"> </text:span><text:span text:style-name="T20">un número </text:span><text:span text:style-name="T28">hexadecimal</text:span><text:span text:style-name="T26"> a </text:span><text:span text:style-name="T25">uno </text:span><text:span text:style-name="T26">binario</text:span><text:span text:style-name="T29">, </text:span><text:span text:style-name="T12">a</text:span><text:span text:style-name="T30">plicaremos el proceso contrario,</text:span><text:span text:style-name="T12"> </text:span><text:span text:style-name="T30">es decir, que a </text:span><text:span text:style-name="T12">cada cifra en base </text:span><text:span text:style-name="T33">hexadecimal</text:span><text:span text:style-name="T12"> le asignaremos su valor en base binaria, asignándole a cada una siempre </text:span><text:span text:style-name="T33">cuatro</text:span><text:span text:style-name="T12"> cifras. </text:span><text:span text:style-name="T22">Por ejemplo</text:span><text:span text:style-name="T12">, </text:span><text:span text:style-name="T19">el número </text:span><text:span text:style-name="T33">C1A</text:span><text:span text:style-name="T8">(</text:span><text:span text:style-name="T10">16</text:span><text:span text:style-name="T8"> </text:span><text:span text:style-name="T19">lo </text:span><text:span text:style-name="T30">vamos a descomponer de manera binaria, asignándole </text:span><text:span text:style-name="T33">cuatro</text:span><text:span text:style-name="T30"> cifras binarias a cada cifra </text:span><text:span text:style-name="T33">hexadecimal</text:span><text:span text:style-name="T19">:</text:span></text:p>
      <text:p text:style-name="P32"/>
      <text:p text:style-name="P32"><text:span text:style-name="T58">C</text:span> = 1<text:span text:style-name="T58">100<text:tab/><text:tab/>1</text:span> = <text:span text:style-name="T58">000</text:span>1<text:tab/><text:tab/><text:span text:style-name="T58">A</text:span> = <text:span text:style-name="T58">1</text:span>01<text:span text:style-name="T58">0</text:span></text:p>
      <text:p text:style-name="P19"/>
      <text:p text:style-name="P32"><text:span text:style-name="T57">Juntamos</text:span> <text:span text:style-name="T56">todas nuestras cifras binarias y resulta nuestro número binario:</text:span> <text:span text:style-name="T58">110000011010</text:span><text:span text:style-name="T2">(2</text:span>.</text:p>
      <text:p text:style-name="P10"/>
      <text:p text:style-name="P1"/>
      <text:p text:style-name="P4">2. Realizar los siguientes cambios a binario.</text:p>
      <text:p text:style-name="P4"/>
      <text:list xml:id="list1621663538" text:style-name="L1">
        <text:list-item>
          <text:p text:style-name="P51"><text:span text:style-name="T1">1030</text:span><text:span text:style-name="T3">(10 </text:span><text:span text:style-name="T13">→ 10000000110</text:span><text:span text:style-name="T3">(2</text:span></text:p>
        </text:list-item>
        <text:list-item>
          <text:p text:style-name="P51"><text:span text:style-name="T1">7301</text:span><text:span text:style-name="T3">(8 </text:span><text:span text:style-name="T13">→ 111 011 000 001</text:span><text:span text:style-name="T5">(</text:span><text:span text:style-name="T3">2</text:span></text:p>
        </text:list-item>
        <text:list-item>
          <text:p text:style-name="P51"><text:span text:style-name="T1">FE0</text:span><text:span text:style-name="T3">(16 </text:span><text:span text:style-name="T13">→ 1111 1110 0000</text:span><text:span text:style-name="T3">(2</text:span></text:p>
        </text:list-item>
      </text:list>
      <text:p text:style-name="P2"/>
      <text:p text:style-name="P2"/>
      <text:p text:style-name="P11">3. Transformar el número binario 1111100000 en:</text:p>
      <text:p text:style-name="P11"/>
      <text:list xml:id="list3001077188" text:style-name="L2">
        <text:list-item>
          <text:p text:style-name="P54">Decimal → 32+64+128+256+512 = 9<text:span text:style-name="T43">9</text:span>2<text:span text:style-name="T2">(10</text:span></text:p>
        </text:list-item>
        <text:list-item>
          <text:p text:style-name="P54">Octal → 1740<text:span text:style-name="T2">(8</text:span></text:p>
        </text:list-item>
        <text:list-item>
          <text:p text:style-name="P54">Hexadecimal → 3E0<text:span text:style-name="T2">(16</text:span></text:p>
        </text:list-item>
      </text:list>
      <text:p text:style-name="P11"/>
      <text:p text:style-name="P11"/>
      <text:p text:style-name="P11"><text:soft-page-break/>4. Transformar los números hexadecimales 45A0, CF y 3020 e<text:span text:style-name="T41">n</text:span>:</text:p>
      <text:p text:style-name="P11"/>
      <table:table table:name="Table1" table:style-name="Table1">
        <table:table-column table:style-name="Table1.A" table:number-columns-repeated="3"/>
        <table:table-column table:style-name="Table1.D"/>
        <table:table-row>
          <table:table-cell table:style-name="Table1.A1" office:value-type="string">
            <text:p text:style-name="P48">Hexadecimal</text:p>
          </table:table-cell>
          <table:table-cell table:style-name="Table1.A1" office:value-type="string">
            <text:p text:style-name="P48">Decimal</text:p>
          </table:table-cell>
          <table:table-cell table:style-name="Table1.A1" office:value-type="string">
            <text:p text:style-name="P48">Binario</text:p>
          </table:table-cell>
          <table:table-cell table:style-name="Table1.D1" office:value-type="string">
            <text:p text:style-name="P48">Octal</text:p>
          </table:table-cell>
        </table:table-row>
        <table:table-row>
          <table:table-cell table:style-name="Table1.A2" office:value-type="string">
            <text:p text:style-name="P40">45A0</text:p>
          </table:table-cell>
          <table:table-cell table:style-name="Table1.A2" office:value-type="string">
            <text:p text:style-name="P40">17824</text:p>
          </table:table-cell>
          <table:table-cell table:style-name="Table1.A2" office:value-type="string">
            <text:p text:style-name="P40">100010110100000</text:p>
          </table:table-cell>
          <table:table-cell table:style-name="Table1.D2" office:value-type="string">
            <text:p text:style-name="P40">42640</text:p>
          </table:table-cell>
        </table:table-row>
        <table:table-row>
          <table:table-cell table:style-name="Table1.A2" office:value-type="string">
            <text:p text:style-name="P40">CF</text:p>
          </table:table-cell>
          <table:table-cell table:style-name="Table1.A2" office:value-type="string">
            <text:p text:style-name="P40">207</text:p>
          </table:table-cell>
          <table:table-cell table:style-name="Table1.A2" office:value-type="string">
            <text:p text:style-name="P40">11001111</text:p>
          </table:table-cell>
          <table:table-cell table:style-name="Table1.D2" office:value-type="string">
            <text:p text:style-name="P40">317</text:p>
          </table:table-cell>
        </table:table-row>
        <table:table-row>
          <table:table-cell table:style-name="Table1.A2" office:value-type="string">
            <text:p text:style-name="P40">3020</text:p>
          </table:table-cell>
          <table:table-cell table:style-name="Table1.A2" office:value-type="string">
            <text:p text:style-name="P41">12320</text:p>
          </table:table-cell>
          <table:table-cell table:style-name="Table1.A2" office:value-type="string">
            <text:p text:style-name="P40">11000000100000</text:p>
          </table:table-cell>
          <table:table-cell table:style-name="Table1.D2" office:value-type="string">
            <text:p text:style-name="P40">30040</text:p>
          </table:table-cell>
        </table:table-row>
      </table:table>
      <text:p text:style-name="P11"/>
      <text:p text:style-name="P11"/>
      <text:p text:style-name="P12">5. Transformar los números octales 457, 53, y 302 en:</text:p>
      <text:p text:style-name="P12"/>
      <table:table table:name="Table2" table:style-name="Table2">
        <table:table-column table:style-name="Table2.A" table:number-columns-repeated="3"/>
        <table:table-column table:style-name="Table2.D"/>
        <table:table-row>
          <table:table-cell table:style-name="Table2.A1" office:value-type="string">
            <text:p text:style-name="P50">Octal</text:p>
          </table:table-cell>
          <table:table-cell table:style-name="Table2.A1" office:value-type="string">
            <text:p text:style-name="P49">Decimal</text:p>
          </table:table-cell>
          <table:table-cell table:style-name="Table2.A1" office:value-type="string">
            <text:p text:style-name="P49">Binario</text:p>
          </table:table-cell>
          <table:table-cell table:style-name="Table2.D1" office:value-type="string">
            <text:p text:style-name="P50">Hexadecimal</text:p>
          </table:table-cell>
        </table:table-row>
        <table:table-row>
          <table:table-cell table:style-name="Table2.A2" office:value-type="string">
            <text:p text:style-name="P41">457</text:p>
          </table:table-cell>
          <table:table-cell table:style-name="Table2.A2" office:value-type="string">
            <text:p text:style-name="P41">303</text:p>
          </table:table-cell>
          <table:table-cell table:style-name="Table2.A2" office:value-type="string">
            <text:p text:style-name="P41">100101111</text:p>
          </table:table-cell>
          <table:table-cell table:style-name="Table2.D2" office:value-type="string">
            <text:p text:style-name="P41">12F</text:p>
          </table:table-cell>
        </table:table-row>
        <table:table-row>
          <table:table-cell table:style-name="Table2.A2" office:value-type="string">
            <text:p text:style-name="P41">53</text:p>
          </table:table-cell>
          <table:table-cell table:style-name="Table2.A2" office:value-type="string">
            <text:p text:style-name="P41">43</text:p>
          </table:table-cell>
          <table:table-cell table:style-name="Table2.A2" office:value-type="string">
            <text:p text:style-name="P41">101011</text:p>
          </table:table-cell>
          <table:table-cell table:style-name="Table2.D2" office:value-type="string">
            <text:p text:style-name="P41">2B</text:p>
          </table:table-cell>
        </table:table-row>
        <table:table-row>
          <table:table-cell table:style-name="Table2.A2" office:value-type="string">
            <text:p text:style-name="P41">302</text:p>
          </table:table-cell>
          <table:table-cell table:style-name="Table2.A2" office:value-type="string">
            <text:p text:style-name="P41">194</text:p>
          </table:table-cell>
          <table:table-cell table:style-name="Table2.A2" office:value-type="string">
            <text:p text:style-name="P41">11000010</text:p>
          </table:table-cell>
          <table:table-cell table:style-name="Table2.D2" office:value-type="string">
            <text:p text:style-name="P41">C2</text:p>
          </table:table-cell>
        </table:table-row>
      </table:table>
      <text:p text:style-name="P6"/>
      <text:p text:style-name="P6"/>
      <text:p text:style-name="P7">6. Con 8 bits:</text:p>
      <text:p text:style-name="P7"/>
      <text:list xml:id="list2699705568" text:style-name="L3">
        <text:list-item>
          <text:p text:style-name="P52">¿Cuántos números distintos se pueden escribir con 8 bits?</text:p>
          <text:p text:style-name="P52"><text:span text:style-name="T14">- Con 8 bits se podrán escribir 256 números distintos </text:span><text:span text:style-name="T34">(del 0 [00000000</text:span><text:span text:style-name="T11">(2</text:span><text:span text:style-name="T34">] al 255 [11111111</text:span><text:span text:style-name="T11">(2</text:span><text:span text:style-name="T34">])</text:span><text:span text:style-name="T14">.</text:span></text:p>
          <text:p text:style-name="P56"/>
        </text:list-item>
        <text:list-item>
          <text:p text:style-name="P53">Escribir el número más pequeño que se puede escribir con 8 bits y convertirlo a decimal.</text:p>
          <text:p text:style-name="P52"><text:span text:style-name="T42">- El número más pequeño que se puede escribir con 8 bits es 00000000</text:span><text:span text:style-name="T4">(2</text:span><text:span text:style-name="T42">, el cual también es 0 en base decimal.</text:span></text:p>
          <text:p text:style-name="P52"/>
        </text:list-item>
        <text:list-item>
          <text:p text:style-name="P53">Escribir el número más grande que se puede escribir con 8 bits y convertirlo a decimal.</text:p>
          <text:p text:style-name="P52">- 255 <text:span text:style-name="T42">es el </text:span>número <text:span text:style-name="T42">más grande que se podrá</text:span> escribir con 8 bits, <text:span text:style-name="T42">ya que 8 bits es igual a 11111111</text:span><text:span text:style-name="T4">(2</text:span><text:span text:style-name="T14">, lo que equivale a 255 en base decimal.</text:span></text:p>
        </text:list-item>
      </text:list>
      <text:p text:style-name="P13"/>
      <text:p text:style-name="P13"/>
      <text:p text:style-name="P13"/>
      <text:p text:style-name="P13"/>
      <text:p text:style-name="P13"><text:soft-page-break/>7. En qué consiste el <text:span text:style-name="T59">c</text:span>ódigo ASCII extendido y Unicode.</text:p>
      <text:p text:style-name="P13"/>
      <text:p text:style-name="P27"><text:span text:style-name="T12">- </text:span><text:span text:style-name="T19">El código ASCII extendido </text:span><text:span text:style-name="T35">es un estándar de codificación de caracteres que </text:span><text:span text:style-name="T19">c</text:span><text:span text:style-name="T15">onsiste en la representaci</text:span><text:span text:style-name="T16">ó</text:span><text:span text:style-name="T15">n </text:span><text:span text:style-name="T35">de texto de 255 caracteres distintos gracias a la combinación de 8 bits.</text:span></text:p>
      <text:list xml:id="list2446645969" text:style-name="L4">
        <text:list-item>
          <text:p text:style-name="P60"><text:span text:style-name="T40">Tabla de caracteres ASCII: </text:span><text:a xlink:type="simple" xlink:href="http://www.asciitable.com/" text:style-name="Internet_20_link" text:visited-style-name="Visited_20_Internet_20_Link"><text:span text:style-name="T62">http://www.asciitable.com/</text:span></text:a></text:p>
        </text:list-item>
      </text:list>
      <text:p text:style-name="P62"/>
      <text:p text:style-name="P28"><text:span text:style-name="T15">- </text:span><text:span text:style-name="T19">El código Unicode es un estándar de codificación de caracteres que contiene </text:span><text:span text:style-name="T37">a su vez los estándares de </text:span><text:span text:style-name="T19">UTF-8, UTF-16 y UTF-32, entre otros. Estos estándares pueden representar muchos más caracteres que ASCII extendido gracias a que usa</text:span><text:span text:style-name="T37">n</text:span><text:span text:style-name="T19"> un byte para la menor codificación </text:span><text:span text:style-name="T37">y para la mayor, cuatro bytes (en el caso de UTF-8, para el resto esta cifra va en aumento a medida que hablamos de un UTF mayor)</text:span><text:span text:style-name="T19">, mientras que</text:span><text:span text:style-name="T15"> </text:span><text:span text:style-name="T36">ASCII extendido solo usa un bit. </text:span><text:span text:style-name="T38">En la actualidad</text:span><text:span text:style-name="T36"> Unicode </text:span><text:span text:style-name="T38">(versión 11.0) logra soportar más de</text:span></text:p>
      <text:p text:style-name="P28">137 <text:span text:style-name="T61">000</text:span> <text:span text:style-name="T60">caracteres, pudiendo en el futuro seguir ampliando este número gracias a sus combinaciones tan bien planificadas. Añadir también que Unicode puede entender ASCII extendido, ya que parte de esos 255 caracteres, con el mismo valor binario.</text:span></text:p>
      <text:list xml:id="list2916935477" text:style-name="L5">
        <text:list-item>
          <text:p text:style-name="P59">Tabla de caracteres Unicode (UTF-8): </text:p>
          <text:p text:style-name="P61"><text:a xlink:type="simple" xlink:href="https://www.utf8-chartable.de/unicode-utf8-table.pl" text:style-name="Internet_20_link" text:visited-style-name="Visited_20_Internet_20_Link"><text:span text:style-name="T63">https://www.utf8-chartable.de/unicode-utf8-table.pl</text:span></text:a></text:p>
        </text:list-item>
      </text:list>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8"><text:soft-page-break/><text:span text:style-name="T12">8. </text:span><text:span text:style-name="T15">Realizar una tabla de correspondencia como la siguiente entre los sistemas</text:span></text:p>
      <text:p text:style-name="P15">decimal, binario, octal y hexadecimal.</text:p>
      <text:p text:style-name="P13"/>
      <table:table table:name="Table3" table:style-name="Table3">
        <table:table-column table:style-name="Table3.A" table:number-columns-repeated="7"/>
        <table:table-column table:style-name="Table3.H"/>
        <table:table-row>
          <table:table-cell table:style-name="Table3.A1" office:value-type="string">
            <text:p text:style-name="P46">Deci-<text:span text:style-name="T66">m</text:span>al</text:p>
          </table:table-cell>
          <table:table-cell table:style-name="Table3.A1" office:value-type="string">
            <text:p text:style-name="P46">Bina-<text:span text:style-name="T66">ri</text:span>o </text:p>
          </table:table-cell>
          <table:table-cell table:style-name="Table3.A1" office:value-type="string">
            <text:p text:style-name="P46">Octal </text:p>
          </table:table-cell>
          <table:table-cell table:style-name="Table3.A1" office:value-type="string">
            <text:p text:style-name="P46">Hexa-<text:span text:style-name="T66">dec</text:span>i-<text:span text:style-name="T66">m</text:span>al</text:p>
          </table:table-cell>
          <table:table-cell table:style-name="Table3.A1" office:value-type="string">
            <text:p text:style-name="P47">Deci-<text:span text:style-name="T66">m</text:span>al</text:p>
          </table:table-cell>
          <table:table-cell table:style-name="Table3.A1" office:value-type="string">
            <text:p text:style-name="P47">Bina-<text:span text:style-name="T66">ri</text:span>o </text:p>
          </table:table-cell>
          <table:table-cell table:style-name="Table3.A1" office:value-type="string">
            <text:p text:style-name="P46">Octal</text:p>
          </table:table-cell>
          <table:table-cell table:style-name="Table3.H1" office:value-type="string">
            <text:p text:style-name="P47">Hexa-<text:span text:style-name="T66">dec</text:span>i-<text:span text:style-name="T66">m</text:span>al</text:p>
          </table:table-cell>
        </table:table-row>
        <table:table-row>
          <table:table-cell table:style-name="Table3.A2" office:value-type="string">
            <text:p text:style-name="P42">0</text:p>
          </table:table-cell>
          <table:table-cell table:style-name="Table3.A2" office:value-type="string">
            <text:p text:style-name="P42"><text:span text:style-name="T46">0</text:span>0000</text:p>
          </table:table-cell>
          <table:table-cell table:style-name="Table3.A2" office:value-type="string">
            <text:p text:style-name="P42">0</text:p>
          </table:table-cell>
          <table:table-cell table:style-name="Table3.A2" office:value-type="string">
            <text:p text:style-name="P42">0</text:p>
          </table:table-cell>
          <table:table-cell table:style-name="Table3.A2" office:value-type="string">
            <text:p text:style-name="P42">16</text:p>
          </table:table-cell>
          <table:table-cell table:style-name="Table3.A2" office:value-type="string">
            <text:p text:style-name="P42">10000</text:p>
          </table:table-cell>
          <table:table-cell table:style-name="Table3.A2" office:value-type="string">
            <text:p text:style-name="P42">20</text:p>
          </table:table-cell>
          <table:table-cell table:style-name="Table3.H2" office:value-type="string">
            <text:p text:style-name="P43">10</text:p>
          </table:table-cell>
        </table:table-row>
        <table:table-row>
          <table:table-cell table:style-name="Table3.A2" office:value-type="string">
            <text:p text:style-name="P42">1</text:p>
          </table:table-cell>
          <table:table-cell table:style-name="Table3.A2" office:value-type="string">
            <text:p text:style-name="P42"><text:span text:style-name="T46">0</text:span>0001</text:p>
          </table:table-cell>
          <table:table-cell table:style-name="Table3.A2" office:value-type="string">
            <text:p text:style-name="P42">1</text:p>
          </table:table-cell>
          <table:table-cell table:style-name="Table3.A2" office:value-type="string">
            <text:p text:style-name="P42">1</text:p>
          </table:table-cell>
          <table:table-cell table:style-name="Table3.A2" office:value-type="string">
            <text:p text:style-name="P42">17</text:p>
          </table:table-cell>
          <table:table-cell table:style-name="Table3.A2" office:value-type="string">
            <text:p text:style-name="P42">10001</text:p>
          </table:table-cell>
          <table:table-cell table:style-name="Table3.A2" office:value-type="string">
            <text:p text:style-name="P42">21</text:p>
          </table:table-cell>
          <table:table-cell table:style-name="Table3.H2" office:value-type="string">
            <text:p text:style-name="P43">11</text:p>
          </table:table-cell>
        </table:table-row>
        <table:table-row>
          <table:table-cell table:style-name="Table3.A2" office:value-type="string">
            <text:p text:style-name="P42">2</text:p>
          </table:table-cell>
          <table:table-cell table:style-name="Table3.A2" office:value-type="string">
            <text:p text:style-name="P42"><text:span text:style-name="T46">0</text:span>0010</text:p>
          </table:table-cell>
          <table:table-cell table:style-name="Table3.A2" office:value-type="string">
            <text:p text:style-name="P42">2</text:p>
          </table:table-cell>
          <table:table-cell table:style-name="Table3.A2" office:value-type="string">
            <text:p text:style-name="P42">2</text:p>
          </table:table-cell>
          <table:table-cell table:style-name="Table3.A2" office:value-type="string">
            <text:p text:style-name="P42">18</text:p>
          </table:table-cell>
          <table:table-cell table:style-name="Table3.A2" office:value-type="string">
            <text:p text:style-name="P42">10010</text:p>
          </table:table-cell>
          <table:table-cell table:style-name="Table3.A2" office:value-type="string">
            <text:p text:style-name="P42">22</text:p>
          </table:table-cell>
          <table:table-cell table:style-name="Table3.H2" office:value-type="string">
            <text:p text:style-name="P43">12</text:p>
          </table:table-cell>
        </table:table-row>
        <table:table-row>
          <table:table-cell table:style-name="Table3.A2" office:value-type="string">
            <text:p text:style-name="P42">3</text:p>
          </table:table-cell>
          <table:table-cell table:style-name="Table3.A2" office:value-type="string">
            <text:p text:style-name="P42"><text:span text:style-name="T46">0</text:span>0011</text:p>
          </table:table-cell>
          <table:table-cell table:style-name="Table3.A2" office:value-type="string">
            <text:p text:style-name="P42">3</text:p>
          </table:table-cell>
          <table:table-cell table:style-name="Table3.A2" office:value-type="string">
            <text:p text:style-name="P42">3</text:p>
          </table:table-cell>
          <table:table-cell table:style-name="Table3.A2" office:value-type="string">
            <text:p text:style-name="P42">19</text:p>
          </table:table-cell>
          <table:table-cell table:style-name="Table3.A2" office:value-type="string">
            <text:p text:style-name="P42">10011</text:p>
          </table:table-cell>
          <table:table-cell table:style-name="Table3.A2" office:value-type="string">
            <text:p text:style-name="P42">23</text:p>
          </table:table-cell>
          <table:table-cell table:style-name="Table3.H2" office:value-type="string">
            <text:p text:style-name="P43">13</text:p>
          </table:table-cell>
        </table:table-row>
        <table:table-row>
          <table:table-cell table:style-name="Table3.A2" office:value-type="string">
            <text:p text:style-name="P42">4</text:p>
          </table:table-cell>
          <table:table-cell table:style-name="Table3.A2" office:value-type="string">
            <text:p text:style-name="P42"><text:span text:style-name="T46">0</text:span>0100</text:p>
          </table:table-cell>
          <table:table-cell table:style-name="Table3.A2" office:value-type="string">
            <text:p text:style-name="P42">4</text:p>
          </table:table-cell>
          <table:table-cell table:style-name="Table3.A2" office:value-type="string">
            <text:p text:style-name="P42">4</text:p>
          </table:table-cell>
          <table:table-cell table:style-name="Table3.A2" office:value-type="string">
            <text:p text:style-name="P42">20</text:p>
          </table:table-cell>
          <table:table-cell table:style-name="Table3.A2" office:value-type="string">
            <text:p text:style-name="P42">10100</text:p>
          </table:table-cell>
          <table:table-cell table:style-name="Table3.A2" office:value-type="string">
            <text:p text:style-name="P42">24</text:p>
          </table:table-cell>
          <table:table-cell table:style-name="Table3.H2" office:value-type="string">
            <text:p text:style-name="P43">14</text:p>
          </table:table-cell>
        </table:table-row>
        <table:table-row>
          <table:table-cell table:style-name="Table3.A2" office:value-type="string">
            <text:p text:style-name="P42">5</text:p>
          </table:table-cell>
          <table:table-cell table:style-name="Table3.A2" office:value-type="string">
            <text:p text:style-name="P42"><text:span text:style-name="T46">0</text:span>0101</text:p>
          </table:table-cell>
          <table:table-cell table:style-name="Table3.A2" office:value-type="string">
            <text:p text:style-name="P42">5</text:p>
          </table:table-cell>
          <table:table-cell table:style-name="Table3.A2" office:value-type="string">
            <text:p text:style-name="P42">5</text:p>
          </table:table-cell>
          <table:table-cell table:style-name="Table3.A2" office:value-type="string">
            <text:p text:style-name="P42">21</text:p>
          </table:table-cell>
          <table:table-cell table:style-name="Table3.A2" office:value-type="string">
            <text:p text:style-name="P42">10101</text:p>
          </table:table-cell>
          <table:table-cell table:style-name="Table3.A2" office:value-type="string">
            <text:p text:style-name="P42">25</text:p>
          </table:table-cell>
          <table:table-cell table:style-name="Table3.H2" office:value-type="string">
            <text:p text:style-name="P43">15</text:p>
          </table:table-cell>
        </table:table-row>
        <table:table-row>
          <table:table-cell table:style-name="Table3.A2" office:value-type="string">
            <text:p text:style-name="P42">6</text:p>
          </table:table-cell>
          <table:table-cell table:style-name="Table3.A2" office:value-type="string">
            <text:p text:style-name="P42"><text:span text:style-name="T46">0</text:span>0110</text:p>
          </table:table-cell>
          <table:table-cell table:style-name="Table3.A2" office:value-type="string">
            <text:p text:style-name="P42">6</text:p>
          </table:table-cell>
          <table:table-cell table:style-name="Table3.A2" office:value-type="string">
            <text:p text:style-name="P42">6</text:p>
          </table:table-cell>
          <table:table-cell table:style-name="Table3.A2" office:value-type="string">
            <text:p text:style-name="P42">22</text:p>
          </table:table-cell>
          <table:table-cell table:style-name="Table3.A2" office:value-type="string">
            <text:p text:style-name="P42">10110</text:p>
          </table:table-cell>
          <table:table-cell table:style-name="Table3.A2" office:value-type="string">
            <text:p text:style-name="P42">26</text:p>
          </table:table-cell>
          <table:table-cell table:style-name="Table3.H2" office:value-type="string">
            <text:p text:style-name="P43">16</text:p>
          </table:table-cell>
        </table:table-row>
        <table:table-row>
          <table:table-cell table:style-name="Table3.A2" office:value-type="string">
            <text:p text:style-name="P42">7</text:p>
          </table:table-cell>
          <table:table-cell table:style-name="Table3.A2" office:value-type="string">
            <text:p text:style-name="P42"><text:span text:style-name="T46">0</text:span>0111</text:p>
          </table:table-cell>
          <table:table-cell table:style-name="Table3.A2" office:value-type="string">
            <text:p text:style-name="P42">7</text:p>
          </table:table-cell>
          <table:table-cell table:style-name="Table3.A2" office:value-type="string">
            <text:p text:style-name="P42">7</text:p>
          </table:table-cell>
          <table:table-cell table:style-name="Table3.A2" office:value-type="string">
            <text:p text:style-name="P42">23</text:p>
          </table:table-cell>
          <table:table-cell table:style-name="Table3.A2" office:value-type="string">
            <text:p text:style-name="P42">10111</text:p>
          </table:table-cell>
          <table:table-cell table:style-name="Table3.A2" office:value-type="string">
            <text:p text:style-name="P42">27</text:p>
          </table:table-cell>
          <table:table-cell table:style-name="Table3.H2" office:value-type="string">
            <text:p text:style-name="P43">17</text:p>
          </table:table-cell>
        </table:table-row>
        <table:table-row>
          <table:table-cell table:style-name="Table3.A2" office:value-type="string">
            <text:p text:style-name="P42">8</text:p>
          </table:table-cell>
          <table:table-cell table:style-name="Table3.A2" office:value-type="string">
            <text:p text:style-name="P42"><text:span text:style-name="T46">0</text:span>1000</text:p>
          </table:table-cell>
          <table:table-cell table:style-name="Table3.A2" office:value-type="string">
            <text:p text:style-name="P42">10</text:p>
          </table:table-cell>
          <table:table-cell table:style-name="Table3.A2" office:value-type="string">
            <text:p text:style-name="P42">8</text:p>
          </table:table-cell>
          <table:table-cell table:style-name="Table3.A2" office:value-type="string">
            <text:p text:style-name="P42">24</text:p>
          </table:table-cell>
          <table:table-cell table:style-name="Table3.A2" office:value-type="string">
            <text:p text:style-name="P42">11000</text:p>
          </table:table-cell>
          <table:table-cell table:style-name="Table3.A2" office:value-type="string">
            <text:p text:style-name="P42">30</text:p>
          </table:table-cell>
          <table:table-cell table:style-name="Table3.H2" office:value-type="string">
            <text:p text:style-name="P43">18</text:p>
          </table:table-cell>
        </table:table-row>
        <table:table-row>
          <table:table-cell table:style-name="Table3.A2" office:value-type="string">
            <text:p text:style-name="P37">9</text:p>
          </table:table-cell>
          <table:table-cell table:style-name="Table3.A2" office:value-type="string">
            <text:p text:style-name="P42"><text:span text:style-name="T46">0</text:span>1001</text:p>
          </table:table-cell>
          <table:table-cell table:style-name="Table3.A2" office:value-type="string">
            <text:p text:style-name="P42">11</text:p>
          </table:table-cell>
          <table:table-cell table:style-name="Table3.A2" office:value-type="string">
            <text:p text:style-name="P42">9</text:p>
          </table:table-cell>
          <table:table-cell table:style-name="Table3.A2" office:value-type="string">
            <text:p text:style-name="P42">25</text:p>
          </table:table-cell>
          <table:table-cell table:style-name="Table3.A2" office:value-type="string">
            <text:p text:style-name="P42">11001</text:p>
          </table:table-cell>
          <table:table-cell table:style-name="Table3.A2" office:value-type="string">
            <text:p text:style-name="P42">31</text:p>
          </table:table-cell>
          <table:table-cell table:style-name="Table3.H2" office:value-type="string">
            <text:p text:style-name="P43">19</text:p>
          </table:table-cell>
        </table:table-row>
        <table:table-row>
          <table:table-cell table:style-name="Table3.A2" office:value-type="string">
            <text:p text:style-name="P42">10</text:p>
          </table:table-cell>
          <table:table-cell table:style-name="Table3.A2" office:value-type="string">
            <text:p text:style-name="P42"><text:span text:style-name="T46">0</text:span>1010</text:p>
          </table:table-cell>
          <table:table-cell table:style-name="Table3.A2" office:value-type="string">
            <text:p text:style-name="P42">12</text:p>
          </table:table-cell>
          <table:table-cell table:style-name="Table3.A2" office:value-type="string">
            <text:p text:style-name="P42">A</text:p>
          </table:table-cell>
          <table:table-cell table:style-name="Table3.A2" office:value-type="string">
            <text:p text:style-name="P42">26</text:p>
          </table:table-cell>
          <table:table-cell table:style-name="Table3.A2" office:value-type="string">
            <text:p text:style-name="P42">11010</text:p>
          </table:table-cell>
          <table:table-cell table:style-name="Table3.A2" office:value-type="string">
            <text:p text:style-name="P42">32</text:p>
          </table:table-cell>
          <table:table-cell table:style-name="Table3.H2" office:value-type="string">
            <text:p text:style-name="P43">1A</text:p>
          </table:table-cell>
        </table:table-row>
        <table:table-row>
          <table:table-cell table:style-name="Table3.A2" office:value-type="string">
            <text:p text:style-name="P37">1<text:span text:style-name="T42">1</text:span></text:p>
          </table:table-cell>
          <table:table-cell table:style-name="Table3.A2" office:value-type="string">
            <text:p text:style-name="P42"><text:span text:style-name="T46">0</text:span>1011</text:p>
          </table:table-cell>
          <table:table-cell table:style-name="Table3.A2" office:value-type="string">
            <text:p text:style-name="P42">13</text:p>
          </table:table-cell>
          <table:table-cell table:style-name="Table3.A2" office:value-type="string">
            <text:p text:style-name="P42">B</text:p>
          </table:table-cell>
          <table:table-cell table:style-name="Table3.A2" office:value-type="string">
            <text:p text:style-name="P42">27</text:p>
          </table:table-cell>
          <table:table-cell table:style-name="Table3.A2" office:value-type="string">
            <text:p text:style-name="P42">11011</text:p>
          </table:table-cell>
          <table:table-cell table:style-name="Table3.A2" office:value-type="string">
            <text:p text:style-name="P42">33</text:p>
          </table:table-cell>
          <table:table-cell table:style-name="Table3.H2" office:value-type="string">
            <text:p text:style-name="P43">1B</text:p>
          </table:table-cell>
        </table:table-row>
        <table:table-row>
          <table:table-cell table:style-name="Table3.A2" office:value-type="string">
            <text:p text:style-name="P37">1<text:span text:style-name="T42">2</text:span></text:p>
          </table:table-cell>
          <table:table-cell table:style-name="Table3.A2" office:value-type="string">
            <text:p text:style-name="P42"><text:span text:style-name="T46">0</text:span>1100</text:p>
          </table:table-cell>
          <table:table-cell table:style-name="Table3.A2" office:value-type="string">
            <text:p text:style-name="P42">14</text:p>
          </table:table-cell>
          <table:table-cell table:style-name="Table3.A2" office:value-type="string">
            <text:p text:style-name="P42">C</text:p>
          </table:table-cell>
          <table:table-cell table:style-name="Table3.A2" office:value-type="string">
            <text:p text:style-name="P42">28</text:p>
          </table:table-cell>
          <table:table-cell table:style-name="Table3.A2" office:value-type="string">
            <text:p text:style-name="P42">11100</text:p>
          </table:table-cell>
          <table:table-cell table:style-name="Table3.A2" office:value-type="string">
            <text:p text:style-name="P42">34</text:p>
          </table:table-cell>
          <table:table-cell table:style-name="Table3.H2" office:value-type="string">
            <text:p text:style-name="P43">1C</text:p>
          </table:table-cell>
        </table:table-row>
        <table:table-row>
          <table:table-cell table:style-name="Table3.A2" office:value-type="string">
            <text:p text:style-name="P37">1<text:span text:style-name="T42">3</text:span></text:p>
          </table:table-cell>
          <table:table-cell table:style-name="Table3.A2" office:value-type="string">
            <text:p text:style-name="P42"><text:span text:style-name="T46">0</text:span>1101</text:p>
          </table:table-cell>
          <table:table-cell table:style-name="Table3.A2" office:value-type="string">
            <text:p text:style-name="P42">15</text:p>
          </table:table-cell>
          <table:table-cell table:style-name="Table3.A2" office:value-type="string">
            <text:p text:style-name="P42">D</text:p>
          </table:table-cell>
          <table:table-cell table:style-name="Table3.A2" office:value-type="string">
            <text:p text:style-name="P42">29</text:p>
          </table:table-cell>
          <table:table-cell table:style-name="Table3.A2" office:value-type="string">
            <text:p text:style-name="P42">11101</text:p>
          </table:table-cell>
          <table:table-cell table:style-name="Table3.A2" office:value-type="string">
            <text:p text:style-name="P42">35</text:p>
          </table:table-cell>
          <table:table-cell table:style-name="Table3.H2" office:value-type="string">
            <text:p text:style-name="P43">1D</text:p>
          </table:table-cell>
        </table:table-row>
        <table:table-row>
          <table:table-cell table:style-name="Table3.A2" office:value-type="string">
            <text:p text:style-name="P37">1<text:span text:style-name="T42">4</text:span></text:p>
          </table:table-cell>
          <table:table-cell table:style-name="Table3.A2" office:value-type="string">
            <text:p text:style-name="P42"><text:span text:style-name="T46">0</text:span>1110</text:p>
          </table:table-cell>
          <table:table-cell table:style-name="Table3.A2" office:value-type="string">
            <text:p text:style-name="P42">16</text:p>
          </table:table-cell>
          <table:table-cell table:style-name="Table3.A2" office:value-type="string">
            <text:p text:style-name="P42">E</text:p>
          </table:table-cell>
          <table:table-cell table:style-name="Table3.A2" office:value-type="string">
            <text:p text:style-name="P42">30</text:p>
          </table:table-cell>
          <table:table-cell table:style-name="Table3.A2" office:value-type="string">
            <text:p text:style-name="P42">11110</text:p>
          </table:table-cell>
          <table:table-cell table:style-name="Table3.A2" office:value-type="string">
            <text:p text:style-name="P42">36</text:p>
          </table:table-cell>
          <table:table-cell table:style-name="Table3.H2" office:value-type="string">
            <text:p text:style-name="P43">1E</text:p>
          </table:table-cell>
        </table:table-row>
        <table:table-row>
          <table:table-cell table:style-name="Table3.A2" office:value-type="string">
            <text:p text:style-name="P37">1<text:span text:style-name="T42">5</text:span></text:p>
          </table:table-cell>
          <table:table-cell table:style-name="Table3.A2" office:value-type="string">
            <text:p text:style-name="P42"><text:span text:style-name="T46">0</text:span>1111</text:p>
          </table:table-cell>
          <table:table-cell table:style-name="Table3.A2" office:value-type="string">
            <text:p text:style-name="P42">17</text:p>
          </table:table-cell>
          <table:table-cell table:style-name="Table3.A2" office:value-type="string">
            <text:p text:style-name="P42">F</text:p>
          </table:table-cell>
          <table:table-cell table:style-name="Table3.A2" office:value-type="string">
            <text:p text:style-name="P42">31</text:p>
          </table:table-cell>
          <table:table-cell table:style-name="Table3.A2" office:value-type="string">
            <text:p text:style-name="P42">11111</text:p>
          </table:table-cell>
          <table:table-cell table:style-name="Table3.A2" office:value-type="string">
            <text:p text:style-name="P42">37</text:p>
          </table:table-cell>
          <table:table-cell table:style-name="Table3.H2" office:value-type="string">
            <text:p text:style-name="P43">1F</text:p>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4T12:14:43.599377267</meta:creation-date>
    <dc:date>2018-10-06T12:43:24.786255499</dc:date>
    <meta:editing-duration>PT1H48M36S</meta:editing-duration>
    <meta:editing-cycles>12</meta:editing-cycles>
    <meta:generator>LibreOffice/6.0.6.2$Linux_X86_64 LibreOffice_project/00m0$Build-2</meta:generator>
    <meta:document-statistic meta:table-count="5" meta:image-count="0" meta:object-count="0" meta:page-count="7" meta:paragraph-count="254" meta:word-count="1761" meta:character-count="9226" meta:non-whitespace-character-count="7712"/>
  </office:meta>
</office:document-meta>
</file>